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2" style:family="paragraph" style:parent-style-name="Standard">
      <style:paragraph-properties fo:line-height="200%" fo:text-align="center" style:justify-single-word="false"/>
      <style:text-properties fo:font-size="12pt" fo:font-weight="bold" officeooo:rsid="00284112" officeooo:paragraph-rsid="00284112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284112" officeooo:paragraph-rsid="0028411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officeooo:paragraph-rsid="00284112"/>
    </style:style>
    <style:style style:name="P5" style:family="paragraph" style:parent-style-name="Standard">
      <style:paragraph-properties fo:line-height="200%" fo:text-align="start" style:justify-single-word="false"/>
      <style:text-properties officeooo:rsid="00284112" officeooo:paragraph-rsid="00284112"/>
    </style:style>
    <style:style style:name="P6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284112" officeooo:paragraph-rsid="00284112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T1" style:family="text">
      <style:text-properties officeooo:rsid="001ebdac"/>
    </style:style>
    <style:style style:name="T2" style:family="text">
      <style:text-properties officeooo:rsid="00284112"/>
    </style:style>
    <style:style style:name="T3" style:family="text">
      <style:text-properties officeooo:rsid="0025c7e4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84112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956aa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b2dcd" style:font-size-asian="12pt" style:font-weight-asian="normal" style:font-size-complex="12pt" style:font-weight-complex="normal"/>
    </style:style>
    <style:style style:name="T8" style:family="text">
      <style:text-properties fo:font-size="12pt" fo:font-weight="bold" officeooo:rsid="002b2dc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84112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956aa" style:font-size-asian="12pt" style:font-weight-asian="bold" style:font-size-complex="1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b2d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M</text:span>y Philosophical Approach to Mastering the Saxophone</text:p>
      <text:p text:style-name="P3">My philosophical approach to mastering the saxophone is a very simple <text:span text:style-name="T11">2-step process</text:span>:</text:p>
      <text:list xml:id="list1417237224" text:style-name="L1">
        <text:list-item>
          <text:p text:style-name="P6">Master playing-by-ear by playing along with both simple and difficult music 6 days-a-week, in all 12 keys.</text:p>
        </text:list-item>
        <text:list-item>
          <text:p text:style-name="P6">Master sight-reading by sight-reading both simple and difficult music 6 days-a-week, in all 12 keys.</text:p>
        </text:list-item>
      </text:list>
      <text:p text:style-name="P5"><text:span text:style-name="T4">In 2017, I watched a life-changing video on YouTube: “How to Make Yourself Immune to Pain | David Goggins on Impact Theory”. That video is here: </text:span><text:a xlink:type="simple" xlink:href="https://www.youtube.com/watch?v=78I9dTB9vqM" text:style-name="Internet_20_link" text:visited-style-name="Visited_20_Internet_20_Link"><text:span text:style-name="T4">https://www.youtube.com/watch?v=78I9dTB9vqM</text:span></text:a><text:span text:style-name="T4"> David Goggins is a retired U.S. Navy Seal, and he is one of the hardest men alive. I’ll give you examples: Goggins works out for several hours every day, and he runs 100 mile+ marathons. In 2013, David Goggins broke the world record for most pull-ups </text:span><text:span text:style-name="T7">completed</text:span><text:span text:style-name="T4"> in a 24-hour period: he performed 4,030 pull-ups in 17 hours.</text:span></text:p>
      <text:p text:style-name="P3">I’ve watched <text:span text:style-name="T12">t</text:span>he David Goggins’ video dozens of times <text:span text:style-name="T12">from beginning-to-end</text:span>, and his concepts helped me to streamline my saxophone practice routine to the 2-step <text:span text:style-name="T12">process</text:span> listed in the first paragraph. <text:s/>Goggins’ best piece of advise: “Stop reading books written by other people to figure out who YOU are. Read the book that you are writing inside <text:span text:style-name="T12">of </text:span>your head every day to find out who you are, and who you want to become.” I took that advise to heart. I started writing my own saxophone etudes, and I started practicing MY OWN etudes every day. I still sight-read music written by other people, but the MAJORITY of my sight-reading practice is <text:span text:style-name="T12">now </text:span>reading etudes that I have written. </text:p>
      <text:p text:style-name="P4"><text:span text:style-name="T5">This book is 100% </text:span><text:span text:style-name="T9">open-source</text:span><text:span text:style-name="T5">: you can download all of the etudes on </text:span><text:span text:style-name="T8">GitHub</text:span><text:span text:style-name="T7">, on</text:span><text:span text:style-name="T5"> </text:span><text:a xlink:type="simple" xlink:href="https://saxtalk.com/" text:style-name="Internet_20_link" text:visited-style-name="Visited_20_Internet_20_Link"><text:span text:style-name="T5">https://saxtalk.com/</text:span></text:a><text:span text:style-name="T5">, and on </text:span><text:a xlink:type="simple" xlink:href="https://musescore.org/en" text:style-name="Internet_20_link" text:visited-style-name="Visited_20_Internet_20_Link"><text:span text:style-name="T5">https://musescore.org/en</text:span></text:a><text:span text:style-name="T5">, </text:span><text:span text:style-name="T6">and you can edit the etudes as you see fit, under the terms of the </text:span><text:span text:style-name="T10">Creative Commons Attribution 4.0 International license (CC BY 4.0)</text:span><text:span text:style-name="T6">: </text:span><text:a xlink:type="simple" xlink:href="https://creativecommons.org/licenses/by/4.0/" text:style-name="Internet_20_link" text:visited-style-name="Visited_20_Internet_20_Link"><text:span text:style-name="T6">https://creativecommons.org/licenses/by/4.0/</text:span></text:a><text:span text:style-name="T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P2" style:family="paragraph" style:parent-style-name="Table_20_Contents">
      <style:paragraph-properties fo:text-align="end" style:justify-single-word="false"/>
      <style:text-properties fo:font-weight="bold" officeooo:rsid="001e8505" officeooo:paragraph-rsid="001e8505" style:font-weight-asian="bold" style:font-weight-complex="bold"/>
    </style:style>
    <style:style style:name="MT1" style:family="text">
      <style:text-properties officeooo:rsid="001ebdac"/>
    </style:style>
    <style:style style:name="MT2" style:family="text">
      <style:text-properties officeooo:rsid="0028411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411475803648">
            <table:table-cell table:style-name="Table1.A1" office:value-type="string">
              <text:p text:style-name="MP2">Page 000<text:span text:style-name="MT1">0</text:span><text:span text:style-name="MT2">e</text:span></text:p>
            </table:table-cell>
          </table:table-row>
          <table:table-row table:style-name="TableLine94411476070800">
            <table:table-cell table:style-name="Table1.A1" office:value-type="string">
              <text:p text:style-name="MP1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7:34:54.837305093</dc:date>
    <meta:editing-duration>PT28M54S</meta:editing-duration>
    <meta:editing-cycles>9</meta:editing-cycles>
    <meta:generator>LibreOffice/7.1.5.2$Linux_X86_64 LibreOffice_project/10$Build-2</meta:generator>
    <meta:document-statistic meta:table-count="1" meta:image-count="0" meta:object-count="0" meta:page-count="1" meta:paragraph-count="9" meta:word-count="312" meta:character-count="1923" meta:non-whitespace-character-count="1619"/>
  </office:meta>
</office:document-meta>
</file>